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orthamp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1"/>
        </table:table-row>
        <table:table-row table:style-name="ro2">
          <table:table-cell table:style-name="ce21" office:value-type="string">
            <text:p>Forcible Rap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0">
            <text:p>6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1"/>
        </table:table-row>
        <table:table-row table:style-name="ro2">
          <table:table-cell table:style-name="ce21" office:value-type="string">
            <text:p>SUBTOTAL FOR PART I OFFENSES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Other Assaults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Forgery &amp; Counterfeiting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: Buy, Receiving, Poss.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Weapons: Possessing, Etc.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rostitution &amp; Commercialized Vice</text:p>
          </table:table-cell>
          <table:table-cell table:style-name="ce21"/>
        </table:table-row>
        <table:table-row table:style-name="ro2">
          <table:table-cell table:style-name="ce21" office:value-type="string">
            <text:p>Sex Offenses (except Rape &amp; Prostitution)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Narcotic Drug Laws: Sale/Manufactur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Narcotic Drug Laws: Possession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1"/>
        </table:table-row>
        <table:table-row table:style-name="ro2">
          <table:table-cell table:style-name="ce21" office:value-type="string">
            <text:p>Offenses Against the Family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the Influence</text:p>
          </table:table-cell>
          <table:table-cell table:style-name="ce23" office:value-type="float" office:value="30">
            <text:p>3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</text:p>
          </table:table-cell>
          <table:table-cell table:style-name="ce23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ublic Drunkenness</text:p>
          </table:table-cell>
          <table:table-cell table:style-name="ce23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2">
            <text:p>1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51">
            <text:p>151</text:p>
          </table:table-cell>
          <table:table-cell table:style-name="ce23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Curfew &amp; Loitering</text:p>
          </table:table-cell>
          <table:table-cell table:style-name="ce21"/>
        </table:table-row>
        <table:table-row table:style-name="ro2">
          <table:table-cell table:style-name="ce21" office:value-type="string">
            <text:p>Runaways, Juveniles Apprehende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UBTOTAL FOR PART II OFFENSES</text:p>
          </table:table-cell>
          <table:table-cell table:style-name="ce23" office:value-type="float" office:value="439">
            <text:p>439</text:p>
          </table:table-cell>
          <table:table-cell table:style-name="ce23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3" office:value-type="float" office:value="542">
            <text:p>542</text:p>
          </table:table-cell>
          <table:table-cell table:style-name="ce23" office:value-type="float" office:value="104">
            <text:p>10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